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08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6.7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E/S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Remarques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 calcext:value-type="string">
            <text:p>Clavier matriciel 12 touches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Logiqu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outon-poussoirs x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logique(IN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ed x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logique(OUT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OELED 0,96’’ 128x64 I2C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SDA-SCL</text:p>
          </table:table-cell>
          <table:table-cell table:style-name="ce2" office:value-type="string" calcext:value-type="string">
            <text:p>Prévoir autres sorties I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TC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SDA+SCL+IRQ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elais x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Logique(2)</text:p>
          </table:table-cell>
          <table:table-cell table:style-name="ce2" office:value-type="string" calcext:value-type="string">
            <text:p>éventuellement cavalier pour mettre en parallele avec les leds si pas assez de broch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S232 + max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Prévoir également cavalier pour RX TX ou RS232 + accès aux broches RX T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ban 4 leds couleurs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Logique</text:p>
          </table:table-cell>
          <table:table-cell table:style-name="ce2" office:value-type="string" calcext:value-type="string">
            <text:p>Prévoir connecteur pour connection d’un ruban extérieu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pteur LDR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nalogique(IN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apteur température DS 18S2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oneWir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otentiomètre x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nalogique(IN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ervo-moteur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logique(OUT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5" table:formula="of:=SUM([.B2:.B13])" office:value-type="float" office:value="23" calcext:value-type="float">
            <text:p>2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n peut compléter éventuellement par un troisième BP et un interrupteur comme la dernière fois, je pense qu’il reste 2 broches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0:16:56.4662587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1-14T11:50:49.544891925</meta:creation-date>
    <dc:date>2022-01-15T12:02:15.779087281</dc:date>
    <meta:editing-duration>PT2H43M32S</meta:editing-duration>
    <meta:editing-cycles>2</meta:editing-cycles>
    <meta:generator>LibreOffice/7.2.2.2$Linux_X86_64 LibreOffice_project/02b2acce88a210515b4a5bb2e46cbfb63fe97d56</meta:generator>
    <meta:document-statistic meta:table-count="1" meta:cell-count="46" meta:object-count="0"/>
  </office:meta>
</office:document-meta>
</file>